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3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1.25cm" fo:min-width="12.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1.75cm" svg:x="1.75cm" svg:y="2cm">
          <text:p text:style-name="P1">NAVBAR – HOM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25cm" svg:height="1cm" svg:x="7.75cm" svg:y="1.5cm">
          <draw:text-box>
            <text:p text:style-name="P2"><text:span text:style-name="T1">SELECT USER</text:span></text:p>
          </draw:text-box>
        </draw:frame>
        <draw:custom-shape draw:style-name="gr3" draw:text-style-name="P1" draw:layer="layout" svg:width="3cm" svg:height="2cm" svg:x="16cm" svg:y="1.7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21.5cm" svg:x="4.75cm" svg:y="5cm">
          <text:p text:style-name="P1">USER LIST</text:p>
          <text:p text:style-name="P1">USERNAME</text:p>
          <text:p text:style-name="P1">NAME</text:p>
          <text:p text:style-name="P1">AVATA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1:48:17.925088797</meta:creation-date>
    <dc:date>2022-07-25T11:50:24.782854363</dc:date>
    <meta:editing-duration>PT2M7S</meta:editing-duration>
    <meta:editing-cycles>1</meta:editing-cycles>
    <meta:document-statistic meta:object-count="4"/>
    <meta:generator>LibreOffice/7.3.4.2$Linux_X86_64 LibreOffice_project/30$Build-2</meta:generator>
  </office:meta>
</office:document-meta>
</file>